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8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0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8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8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8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8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8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8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8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8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8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8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8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0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8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0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8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8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8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8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8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8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8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8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8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8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8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8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8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8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8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8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8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8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8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8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8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8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8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8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8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8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8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8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8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8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8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8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8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8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8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8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8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8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8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8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8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8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8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8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8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8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8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8" table:formula="oooc:=VLOOKUP([.F6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8" table:formula="oooc:=VLOOKUP([.F7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8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8" table:formula="oooc:=VLOOKUP([.F7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8" table:formula="oooc:=VLOOKUP([.F73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8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8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8" table:formula="oooc:=VLOOKUP([.F7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8" table:formula="oooc:=VLOOKUP([.F77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8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8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8" table:formula="oooc:=VLOOKUP([.F8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8" table:formula="oooc:=VLOOKUP([.F81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8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8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8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8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8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8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8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8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8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8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8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8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8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8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8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8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8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8" table:formula="oooc:=VLOOKUP([.F10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8" table:formula="oooc:=VLOOKUP([.F10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8" table:formula="oooc:=VLOOKUP([.F102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03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8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8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8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8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8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8" table:formula="oooc:=VLOOKUP([.F109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8" table:formula="oooc:=VLOOKUP([.F110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8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8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8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8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8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8" table:formula="oooc:=VLOOKUP([.F116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8" table:formula="oooc:=VLOOKUP([.F117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8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8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8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8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8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8" table:formula="oooc:=VLOOKUP([.F12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8" table:formula="oooc:=VLOOKUP([.F12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8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8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8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8" table:formula="oooc:=VLOOKUP([.F12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8" table:formula="oooc:=VLOOKUP([.F12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8" table:formula="oooc:=VLOOKUP([.F130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8" table:formula="oooc:=VLOOKUP([.F131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8" table:formula="oooc:=VLOOKUP([.F132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8" table:formula="oooc:=VLOOKUP([.F133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8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8" table:formula="oooc:=VLOOKUP([.F135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8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8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8" table:formula="oooc:=VLOOKUP([.F138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8" table:formula="oooc:=VLOOKUP([.F139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8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8" table:formula="oooc:=VLOOKUP([.F141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8" table:formula="oooc:=VLOOKUP([.F142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8" table:formula="oooc:=VLOOKUP([.F143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8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8" table:formula="oooc:=VLOOKUP([.F145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8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8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8" table:formula="oooc:=VLOOKUP([.F148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8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8" table:formula="oooc:=VLOOKUP([.F150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51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8" table:formula="oooc:=VLOOKUP([.F152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8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8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8" table:formula="oooc:=VLOOKUP([.F155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8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8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8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8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8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8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8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8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8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8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8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8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8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8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8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8" table:formula="oooc:=VLOOKUP([.F173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0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8" table:formula="oooc:=VLOOKUP([.F17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0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8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0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8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8" table:formula="oooc:=VLOOKUP([.F177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8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http://crazymoor.wordpress.com/2007/11/25/an-underground-oasis-in-saudi-arabia/</text:p>
          </table:table-cell>
          <table:table-cell table:style-name="ce27" office:value-type="float" office:value="26.55833888888889">
            <text:p>26.5583389</text:p>
          </table:table-cell>
          <table:table-cell table:style-name="ce27" office:value-type="float" office:value="47.17212222222222">
            <text:p>47.1721222</text:p>
          </table:table-cell>
          <table:table-cell table:style-name="ce28" table:formula="oooc:=VLOOKUP([.F17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8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7" office:value-type="float" office:value="23.3108">
            <text:p>23.3108000</text:p>
          </table:table-cell>
          <table:table-cell table:style-name="ce27" office:value-type="float" office:value="39.84889166666667">
            <text:p>39.8488917</text:p>
          </table:table-cell>
          <table:table-cell table:style-name="ce28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8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8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8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6.68966111111111">
            <text:p>26.6896611</text:p>
          </table:table-cell>
          <table:table-cell table:style-name="ce27" office:value-type="float" office:value="37.97993888888889">
            <text:p>37.9799389</text:p>
          </table:table-cell>
          <table:table-cell table:style-name="ce28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7" office:value-type="float" office:value="24.944833333333335">
            <text:p>24.9448333</text:p>
          </table:table-cell>
          <table:table-cell table:style-name="ce27" office:value-type="float" office:value="45.99225">
            <text:p>45.9922500</text:p>
          </table:table-cell>
          <table:table-cell table:style-name="ce28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8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8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8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8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8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8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8" table:formula="oooc:=VLOOKUP([.F19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8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8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8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8" table:formula="oooc:=VLOOKUP([.F197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8" table:formula="oooc:=VLOOKUP([.F19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8" table:formula="oooc:=VLOOKUP([.F199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8" table:formula="oooc:=VLOOKUP([.F200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8" table:formula="oooc:=VLOOKUP([.F201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8" table:formula="oooc:=VLOOKUP([.F202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8" table:formula="oooc:=VLOOKUP([.F20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8" table:formula="oooc:=VLOOKUP([.F204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8" table:formula="oooc:=VLOOKUP([.F20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8" table:formula="oooc:=VLOOKUP([.F20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8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40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8" table:formula="oooc:=VLOOKUP([.F208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8" table:formula="oooc:=VLOOKUP([.F20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8" table:formula="oooc:=VLOOKUP([.F21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8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8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8" table:formula="oooc:=VLOOKUP([.F21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48488888888889">
            <text:p>25.4848889</text:p>
          </table:table-cell>
          <table:table-cell table:style-name="ce27" office:value-type="float" office:value="39.36279722222223">
            <text:p>39.3627972</text:p>
          </table:table-cell>
          <table:table-cell table:style-name="ce28" table:formula="oooc:=VLOOKUP([.F21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8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8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8" table:formula="oooc:=VLOOKUP([.F21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8" table:formula="oooc:=VLOOKUP([.F21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8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8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8" table:formula="oooc:=VLOOKUP([.F22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8" table:formula="oooc:=VLOOKUP([.F22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8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8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8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8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8" table:formula="oooc:=VLOOKUP([.F227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8" table:formula="oooc:=VLOOKUP([.F228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8" table:formula="oooc:=VLOOKUP([.F229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7" office:value-type="float" office:value="19.93061388888889">
            <text:p>19.9306139</text:p>
          </table:table-cell>
          <table:table-cell table:style-name="ce27" office:value-type="float" office:value="41.44248888888889">
            <text:p>41.4424889</text:p>
          </table:table-cell>
          <table:table-cell table:style-name="ce28" table:formula="oooc:=VLOOKUP([.F230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8" table:formula="oooc:=VLOOKUP([.F231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5"/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8" table:formula="oooc:=VLOOKUP([.F232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0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8" table:formula="oooc:=VLOOKUP([.F233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8" table:formula="oooc:=VLOOKUP([.F234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7" office:value-type="float" office:value="21.698866666666667">
            <text:p>21.6988667</text:p>
          </table:table-cell>
          <table:table-cell table:style-name="ce27" office:value-type="float" office:value="39.34705277777778">
            <text:p>39.3470528</text:p>
          </table:table-cell>
          <table:table-cell table:style-name="ce28" table:formula="oooc:=VLOOKUP([.F23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8" table:formula="oooc:=VLOOKUP([.F23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8" table:formula="oooc:=VLOOKUP([.F23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8" table:formula="oooc:=VLOOKUP([.F23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8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8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8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8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8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8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8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8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8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8" table:formula="oooc:=VLOOKUP([.F24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8" table:formula="oooc:=VLOOKUP([.F24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8" table:formula="oooc:=VLOOKUP([.F25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/>
          <table:table-cell table:style-name="ce27" office:value-type="float" office:value="21.491355555555558">
            <text:p>21.4913556</text:p>
          </table:table-cell>
          <table:table-cell table:style-name="ce27" office:value-type="float" office:value="39.190275">
            <text:p>39.1902750</text:p>
          </table:table-cell>
          <table:table-cell table:style-name="ce28" table:formula="oooc:=VLOOKUP([.F25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8" table:formula="oooc:=VLOOKUP([.F25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8" table:formula="oooc:=VLOOKUP([.F25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8" table:formula="oooc:=VLOOKUP([.F25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8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8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8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8" table:formula="oooc:=VLOOKUP([.F25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8" table:formula="oooc:=VLOOKUP([.F25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8" table:formula="oooc:=VLOOKUP([.F26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8" table:formula="oooc:=VLOOKUP([.F26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8" table:formula="oooc:=VLOOKUP([.F262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8" table:formula="oooc:=VLOOKUP([.F263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8" table:formula="oooc:=VLOOKUP([.F264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8" table:formula="oooc:=VLOOKUP([.F26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8" table:formula="oooc:=VLOOKUP([.F266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8" table:formula="oooc:=VLOOKUP([.F267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30"/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8" table:formula="oooc:=VLOOKUP([.F268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2">
            <text:p>2</text:p>
          </table:table-cell>
          <table:table-cell table:formula="oooc:=VLOOKUP([.D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2">
            <text:p>2</text:p>
          </table:table-cell>
          <table:table-cell table:formula="oooc:=VLOOKUP([.D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3">
            <text:p>3</text:p>
          </table:table-cell>
          <table:table-cell table:formula="oooc:=VLOOKUP([.D6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3">
            <text:p>3</text:p>
          </table:table-cell>
          <table:table-cell table:formula="oooc:=VLOOKUP([.D8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3">
            <text:p>3</text:p>
          </table:table-cell>
          <table:table-cell table:formula="oooc:=VLOOKUP([.D9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4">
            <text:p>4</text:p>
          </table:table-cell>
          <table:table-cell table:formula="oooc:=VLOOKUP([.D1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3">
            <text:p>3</text:p>
          </table:table-cell>
          <table:table-cell table:formula="oooc:=VLOOKUP([.D16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2">
            <text:p>2</text:p>
          </table:table-cell>
          <table:table-cell table:formula="oooc:=VLOOKUP([.D3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2">
            <text:p>2</text:p>
          </table:table-cell>
          <table:table-cell table:formula="oooc:=VLOOKUP([.D3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7" table:formula="oooc:=[.A5]+[.B5]/60+[.C5]/3600" office:value-type="string">
            <text:p>26.6834500</text:p>
          </table:table-cell>
          <table:table-cell table:style-name="ce27" table:formula="oooc:=[.A9]+[.B9]/60+[.C9]/3600" office:value-type="string">
            <text:p>37.90798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41.007">
            <text:p>41.0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54.479">
            <text:p>54.47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9"/>
        </table:table-row>
        <table:table-row table:style-name="ro2">
          <table:table-cell table:style-name="ce31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